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cc" draw:textarea-horizontal-align="justify" draw:textarea-vertical-align="middle" draw:auto-grow-height="false" fo:min-height="7.55cm" fo:min-width="26.75cm" fo:padding-left="1cm" fo:wrap-option="wrap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1.398cm"/>
    </style:style>
    <style:style style:name="pr2" style:family="presentation" style:parent-style-name="Default-subtitle">
      <style:graphic-properties draw:fill-color="#ffffff" draw:textarea-horizontal-align="left" draw:textarea-vertical-align="top" draw:auto-grow-height="false" fo:min-height="4.0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5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6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7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8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9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10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11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12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13" style:family="presentation" style:parent-style-name="Default-subtitle" style:list-style-name="L2">
      <style:graphic-properties draw:fill-color="#ffffff" draw:textarea-horizontal-align="left" draw:textarea-vertical-align="top" draw:auto-grow-height="false" fo:min-height="4.086cm"/>
    </style:style>
    <style:style style:name="pr14" style:family="presentation" style:parent-style-name="Default-title">
      <style:graphic-properties fo:min-height="3.506cm"/>
    </style:style>
    <style:style style:name="pr15" style:family="presentation" style:parent-style-name="Default-outline1">
      <style:graphic-properties fo:min-height="11.929cm"/>
    </style:style>
    <style:style style:name="pr1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0000cc"/>
      <style:paragraph-properties fo:text-align="start"/>
      <style:text-properties style:font-name="DejaVu Sans Mono1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ffff66"/>
      <style:paragraph-properties fo:text-align="center"/>
      <style:text-properties fo:color="#000000" style:font-name="FreeSans" fo:font-size="32pt" style:font-size-asian="32pt" style:font-size-complex="32pt"/>
    </style:style>
    <style:style style:name="P9" style:family="paragraph">
      <loext:graphic-properties draw:fill-color="#3333ff"/>
      <style:paragraph-properties fo:text-align="center"/>
      <style:text-properties fo:font-size="18pt"/>
    </style:style>
    <style:style style:name="P10" style:family="paragraph">
      <loext:graphic-properties draw:fill-color="#ffff66"/>
      <style:paragraph-properties fo:text-align="center"/>
      <style:text-properties style:font-name="FreeSans" fo:font-size="24pt" style:font-size-asian="24pt" style:font-size-complex="24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FreeSans" fo:font-size="32pt" style:font-size-asian="32pt" style:font-size-complex="32pt"/>
    </style:style>
    <style:style style:name="T5" style:family="text">
      <style:text-properties style:font-name="FreeSans" fo:font-size="32pt" style:font-size-asian="32pt" style:font-size-complex="32pt"/>
    </style:style>
    <style:style style:name="T6" style:family="text">
      <style:text-properties fo:color="#ffffff" style:font-name="FreeSans" fo:font-size="32pt" style:font-size-asian="32pt" style:font-size-complex="32pt"/>
    </style:style>
    <style:style style:name="T7" style:family="text">
      <style:text-properties fo:font-size="18pt"/>
    </style:style>
    <style:style style:name="T8" style:family="text">
      <style:text-properties style:font-name="FreeSans" fo:font-size="24pt" style:font-size-asian="24pt" style:font-size-complex="24pt"/>
    </style:style>
    <style:style style:name="T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Free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0" presentation:style-name="pr1" draw:text-style-name="P1" draw:layer="layout" svg:width="25.199cm" svg:height="4.192cm" svg:x="1.001cm" svg:y="1.008cm" presentation:class="title" presentation:user-transformed="true">
          <draw:text-box>
            <text:p><text:span text:style-name="T1">Quiz Time</text:span><text:span text:style-name="T1"><text:line-break/></text:span><text:span text:style-name="T1">Command Line Argument Parsers</text:span><text:span text:style-name="T1"><text:line-break/></text:span><text:span text:style-name="T1"/></text:p>
          </draw:text-box>
        </draw:frame>
        <draw:frame draw:name="Body0" presentation:style-name="pr2" draw:text-style-name="P3" draw:layer="layout" svg:width="26.599cm" svg:height="15.8cm" svg:x="0.801cm" svg:y="3cm" presentation:class="subtitle" presentation:user-transformed="true">
          <draw:text-box>
            <text:p text:style-name="P2"><text:span text:style-name="T2"/></text:p>
            <text:p text:style-name="P2"><text:span text:style-name="T2"><text:s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Hamilton Python User Group </text:span></text:p>
            <text:p text:style-name="P2"><text:span text:style-name="T2">https://github.com/HamPUG/ </text:span></text:p>
            <text:p text:style-name="P2"><text:span text:style-name="T2">12 October 2015</text:span></text:p>
            <text:p text:style-name="P2"><text:span text:style-name="T2">Ian Stewart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converter to upper case</text:span></text:p>
          </draw:text-box>
        </draw:frame>
        <draw:frame draw:name="Body1" presentation:style-name="pr2" draw:text-style-name="P3" draw:layer="layout" svg:width="26.599cm" svg:height="13.7cm" svg:x="0.601cm" svg:y="2.5cm" presentation:class="subtitle" presentation:user-transformed="true">
          <draw:text-box>
            <text:p text:style-name="P2"><text:span text:style-name="T2">Python program specification:</text:span></text:p>
            <text:list text:style-name="L1">
              <text:list-item>
                <text:p text:style-name="P2"><text:span text:style-name="T2">Open a text file that contains a mix of upper and lower case characters.</text:span></text:p>
              </text:list-item>
              <text:list-item>
                <text:p text:style-name="P2"><text:span text:style-name="T2">Convert all the text to upper case.</text:span></text:p>
              </text:list-item>
              <text:list-item>
                <text:p text:style-name="P2"><text:span text:style-name="T2">Write the upper case text to a new file. </text:span></text:p>
                <text:p text:style-name="P2"><text:span text:style-name="T2"/></text:p>
              </text:list-item>
            </text:list>
            <text:p text:style-name="P2"><text:span text:style-name="T2">The command to launch the program will be:</text:span></text:p>
            <text:p text:style-name="P2"><text:span text:style-name="T2">$ python program_name input_file output_file</text:span></text:p>
            <text:p text:style-name="P2"><text:span text:style-name="T2"/></text:p>
            <text:p text:style-name="P2"><text:span text:style-name="T2">Example:</text:span></text:p>
            <text:p text:style-name="P2"><text:span text:style-name="T2">$ python convert.py mixed_case.txt upper_case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201cm" svg:y="1cm" presentation:class="title" presentation:user-transformed="true">
          <draw:text-box>
            <text:p><text:span text:style-name="T1">Python converter to upper case</text:span></text:p>
          </draw:text-box>
        </draw:frame>
        <draw:custom-shape draw:style-name="gr2" draw:text-style-name="P6" draw:layer="layout" svg:width="28cm" svg:height="15.2cm" svg:x="0cm" svg:y="3.9cm">
          <text:p text:style-name="P2"><text:span text:style-name="T3">$ cat mixed_case.txt</text:span></text:p>
          <text:p text:style-name="P2"><text:span text:style-name="T3">This text is written in both Upper case and Lower</text:span></text:p>
          <text:p text:style-name="P2"><text:span text:style-name="T3">case. It is for testing if a program can convert </text:span></text:p>
          <text:p text:style-name="P2"><text:span text:style-name="T3">it all to UPPER case.</text:span></text:p>
          <text:p text:style-name="P2"><text:span text:style-name="T3"/></text:p>
          <text:p text:style-name="P2"><text:span text:style-name="T3">$ python3 convert.py mixed_case.txt upper_case.txt</text:span></text:p>
          <text:p text:style-name="P2"><text:span text:style-name="T3"/></text:p>
          <text:p text:style-name="P2"><text:span text:style-name="T3">$ cat upper_case.txt</text:span></text:p>
          <text:p text:style-name="P2"><text:span text:style-name="T3">THIS TEXT IS WRITTEN IN BOTH UPPER CASE AND LOWER</text:span></text:p>
          <text:p text:style-name="P2"><text:span text:style-name="T3">CASE. IT IS FOR TESTING IF A PROGRAM CAN CONVERT </text:span></text:p>
          <text:p text:style-name="P2"><text:span text:style-name="T3">IT ALL TO UPPER CASE.</text:span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name="Body1" presentation:style-name="pr2" draw:text-style-name="P3" draw:layer="layout" svg:width="26.999cm" svg:height="1.3cm" svg:x="0.602cm" svg:y="2.5cm">
          <draw:text-box>
            <text:p text:style-name="P2"><text:span text:style-name="T2">Exampl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Quiz # 1</text:span></text:p>
          </draw:text-box>
        </draw:frame>
        <draw:frame draw:name="Body1" presentation:style-name="pr2" draw:text-style-name="P3" draw:layer="layout" svg:width="26.599cm" svg:height="6.1cm" svg:x="0.601cm" svg:y="2.5cm" presentation:class="subtitle" presentation:user-transformed="true">
          <draw:text-box>
            <text:p text:style-name="P2"><text:span text:style-name="T2">Python program specification:</text:span></text:p>
            <text:list text:style-name="L1">
              <text:list-item>
                <text:p text:style-name="P2"><text:span text:style-name="T2">Open a text file that contains a mix of upper and lower case characters.</text:span></text:p>
              </text:list-item>
              <text:list-item>
                <text:p text:style-name="P2"><text:span text:style-name="T2">Convert all the text to upper case.</text:span></text:p>
              </text:list-item>
              <text:list-item>
                <text:p text:style-name="P2"><text:span text:style-name="T2">Write the upper case text to a new file.</text:span></text:p>
              </text:list-item>
              <text:list-item>
                <text:p text:style-name="P2"><text:span text:style-name="T2">No use of redirection. </text:span></text:p>
                <text:p text:style-name="P2"><text:span text:style-name="T2"/></text:p>
              </text:list-item>
            </text:list>
            <text:p text:style-name="P2"><text:span text:style-name="T2"/></text:p>
          </draw:text-box>
        </draw:frame>
        <draw:custom-shape draw:style-name="gr3" draw:text-style-name="P8" draw:layer="layout" svg:width="25.8cm" svg:height="3cm" svg:x="1.2cm" svg:y="9.2cm">
          <text:p text:style-name="P7"><text:span text:style-name="T4">How many lines of python cod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5.8cm" svg:height="8.4cm" svg:x="1.2cm" svg:y="12.4cm">
          <text:p text:style-name="P7"><text:span text:style-name="T5"/></text:p>
          <text:p text:style-name="P2"><text:span text:style-name="T6">If using a function, then don't count it. Eg. 3 lines...</text:span></text:p>
          <text:p text:style-name="P2"><text:span text:style-name="T6">def main():</text:span></text:p>
          <text:p text:style-name="P2"><text:span text:style-name="T6"><text:s text:c="4"/></text:span><text:span text:style-name="T6">...Python code goes here. How many lines....</text:span></text:p>
          <text:p text:style-name="P2"><text:span text:style-name="T6"/></text:p>
          <text:p text:style-name="P2"><text:span text:style-name="T6">If __name__ =='__main__':</text:span></text:p>
          <text:p text:style-name="P2"><text:span text:style-name="T6"><text:s text:c="4"/></text:span><text:span text:style-name="T6">main()</text:span></text:p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201cm" svg:y="1cm" presentation:class="title" presentation:user-transformed="true">
          <draw:text-box>
            <text:p><text:span text:style-name="T1">Python converter to upper case</text:span></text:p>
          </draw:text-box>
        </draw:frame>
        <draw:custom-shape draw:style-name="gr2" draw:text-style-name="P6" draw:layer="layout" svg:width="28cm" svg:height="15.2cm" svg:x="0cm" svg:y="3.9cm">
          <text:p text:style-name="P2"><text:span text:style-name="T3"><text:s text:c="4"/></text:span><text:span text:style-name="T3">import sys</text:span></text:p>
          <text:p text:style-name="P2"><text:span text:style-name="T3"><text:s text:c="4"/></text:span></text:p>
          <text:p text:style-name="P2"><text:span text:style-name="T3"><text:s text:c="4"/></text:span><text:span text:style-name="T3">with open(sys.argv[1], 'r') as file_in:</text:span></text:p>
          <text:p text:style-name="P2"><text:span text:style-name="T3"><text:s text:c="8"/></text:span></text:p>
          <text:p text:style-name="P2"><text:span text:style-name="T3"><text:s text:c="8"/></text:span><text:span text:style-name="T3">with open(sys.argv[2], 'w') as file_out:</text:span></text:p>
          <text:p text:style-name="P2"><text:span text:style-name="T3"/></text:p>
          <text:p text:style-name="P2"><text:span text:style-name="T3"><text:s text:c="12"/></text:span><text:span text:style-name="T3">for line in file_in.readlines():</text:span></text:p>
          <text:p text:style-name="P2"><text:span text:style-name="T3"/></text:p>
          <text:p text:style-name="P2"><text:span text:style-name="T3"><text:s text:c="16"/></text:span><text:span text:style-name="T3">file_out.write(line.upper()) </text:span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name="Body1" presentation:style-name="pr4" draw:text-style-name="P3" draw:layer="layout" svg:width="26.999cm" svg:height="1.3cm" svg:x="0.602cm" svg:y="2.5cm">
          <draw:text-box>
            <text:p text:style-name="P2"><text:span text:style-name="T2">Example: with sys.argv it can be done with 5 lines of code...</text:span></text:p>
          </draw:text-box>
        </draw:frame>
        <draw:custom-shape draw:style-name="gr5" draw:text-style-name="P10" draw:layer="layout" svg:width="1.2cm" svg:height="1.2cm" svg:x="0.201cm" svg:y="5.901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01cm" svg:y="8.001cm">
          <text:p text:style-name="P7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01cm" svg:y="10.101cm">
          <text:p text:style-name="P7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01cm" svg:y="12.101cm">
          <text:p text:style-name="P7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01cm" svg:y="14.001cm">
          <text:p text:style-name="P7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converter to upper case</text:span></text:p>
          </draw:text-box>
        </draw:frame>
        <draw:frame draw:name="Body1" presentation:style-name="pr5" draw:text-style-name="P3" draw:layer="layout" svg:width="26.999cm" svg:height="1.3cm" svg:x="0.601cm" svg:y="2.5cm" presentation:class="subtitle" presentation:user-transformed="true">
          <draw:text-box>
            <text:p text:style-name="P2"><text:span text:style-name="T2">Sys.argv –-help and error handling when missing file out...</text:span></text:p>
          </draw:text-box>
        </draw:frame>
        <draw:custom-shape draw:style-name="gr2" draw:text-style-name="P6" draw:layer="layout" svg:width="28cm" svg:height="17.2cm" svg:x="0cm" svg:y="3.8cm">
          <text:p text:style-name="P2"><text:span text:style-name="T3">$ python3 convert.py --help</text:span></text:p>
          <text:p text:style-name="P2"><text:span text:style-name="T3">Traceback (most recent call last):</text:span></text:p>
          <text:p text:style-name="P2"><text:span text:style-name="T3"><text:s text:c="2"/></text:span><text:span text:style-name="T3">File "convert.py", line 2, in &lt;module&gt;</text:span></text:p>
          <text:p text:style-name="P2"><text:span text:style-name="T3"><text:s text:c="4"/></text:span><text:span text:style-name="T3">with open (sys.argv[1], 'r') as file_in:</text:span></text:p>
          <text:p text:style-name="P2"><text:span text:style-name="T3">FileNotFoundError: [Errno 2] No such file or directory: '--help'</text:span></text:p>
          <text:p text:style-name="P2"><text:span text:style-name="T3">$</text:span></text:p>
          <text:p text:style-name="P2"><text:span text:style-name="T3"/></text:p>
          <text:p text:style-name="P2"><text:span text:style-name="T3">$ python3 convert.py mixed_case.txt</text:span></text:p>
          <text:p text:style-name="P2"><text:span text:style-name="T3">Traceback (most recent call last):</text:span></text:p>
          <text:p text:style-name="P2"><text:span text:style-name="T3"><text:s text:c="2"/></text:span><text:span text:style-name="T3">File "convert.py", line 3, in &lt;module&gt;</text:span></text:p>
          <text:p text:style-name="P2"><text:span text:style-name="T3"><text:s text:c="4"/></text:span><text:span text:style-name="T3">with open(sys.argv[2], 'w') as file_out:</text:span></text:p>
          <text:p text:style-name="P2"><text:span text:style-name="T3">IndexError: list index out of range</text:span></text:p>
          <text:p text:style-name="P2"><text:span text:style-name="T3">$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converter to upper case – enhanced</text:span></text:p>
          </draw:text-box>
        </draw:frame>
        <draw:frame draw:name="Body1" presentation:style-name="pr2" draw:text-style-name="P3" draw:layer="layout" svg:width="26.999cm" svg:height="16.7cm" svg:x="0.601cm" svg:y="2.5cm" presentation:class="subtitle" presentation:user-transformed="true">
          <draw:text-box>
            <text:p text:style-name="P2"><text:span text:style-name="T2">Python program specification (Part 1):</text:span></text:p>
            <text:list text:style-name="L1">
              <text:list-item>
                <text:p text:style-name="P2"><text:span text:style-name="T2">Open a text file that contains a mix of upper and lower case characters.</text:span></text:p>
              </text:list-item>
              <text:list-item>
                <text:p text:style-name="P2"><text:span text:style-name="T2">Convert all the text to upper case.</text:span></text:p>
              </text:list-item>
              <text:list-item>
                <text:p text:style-name="P2"><text:span text:style-name="T2">Write the upper case text to a new file.</text:span></text:p>
              </text:list-item>
              <text:list-item>
                <text:p text:style-name="P2"><text:span text:style-name="T2">No use of redirection.</text:span></text:p>
              </text:list-item>
            </text:list>
            <text:p text:style-name="P2"><text:span text:style-name="T2"/></text:p>
            <text:p text:style-name="P2"><text:span text:style-name="T2">Python program specification (Part 2):</text:span></text:p>
            <text:list text:continue-numbering="true" text:style-name="L1">
              <text:list-item>
                <text:p text:style-name="P2"><text:span text:style-name="T2">Provide help. $ python convert_upper.py -h or --help</text:span></text:p>
              </text:list-item>
            </text:list>
            <text:list text:style-name="L2">
              <text:list-item>
                <text:p text:style-name="P2"><text:span text:style-name="T2">Provide error handling and information when:</text:span></text:p>
                <text:list>
                  <text:list-item>
                    <text:p text:style-name="P2"><text:span text:style-name="T2">Input or Output file is not provided on command line.</text:span></text:p>
                  </text:list-item>
                  <text:list-item>
                    <text:p text:style-name="P2"><text:span text:style-name="T2">Input file does not exist in folder.</text:span></text:p>
                  </text:list-item>
                  <text:list-item>
                    <text:p text:style-name="P2"><text:span text:style-name="T2">No permission to create output file in fold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2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program specification (Part 2)</text:span></text:p>
          </draw:text-box>
        </draw:frame>
        <draw:frame draw:name="Body1" presentation:style-name="pr2" draw:text-style-name="P3" draw:layer="layout" svg:width="26.999cm" svg:height="1.5cm" svg:x="0.601cm" svg:y="2.5cm" presentation:class="subtitle" presentation:user-transformed="true">
          <draw:text-box>
            <text:p text:style-name="P2"><text:span text:style-name="T2">Provide help. $ python convert.py -h or --help</text:span></text:p>
          </draw:text-box>
        </draw:frame>
        <draw:custom-shape draw:style-name="gr2" draw:text-style-name="P6" draw:layer="layout" svg:width="28cm" svg:height="17.2cm" svg:x="0cm" svg:y="3.8cm">
          <text:p text:style-name="P2"><text:span text:style-name="T3">$ python convert.py --help</text:span></text:p>
          <text:p text:style-name="P2"><text:span text:style-name="T3">usage: convert_upper.py [-h] input output</text:span></text:p>
          <text:p text:style-name="P2"><text:span text:style-name="T3"/></text:p>
          <text:p text:style-name="P2"><text:span text:style-name="T3">positional arguments:</text:span></text:p>
          <text:p text:style-name="P2"><text:span text:style-name="T3"><text:s text:c="2"/></text:span><text:span text:style-name="T3">input <text:s text:c="6"/>Input File with lower case letters</text:span></text:p>
          <text:p text:style-name="P2"><text:span text:style-name="T3"><text:s text:c="2"/></text:span><text:span text:style-name="T3">output <text:s text:c="5"/>Output file all upper case</text:span></text:p>
          <text:p text:style-name="P2"><text:span text:style-name="T3"/></text:p>
          <text:p text:style-name="P2"><text:span text:style-name="T3">optional arguments:</text:span></text:p>
          <text:p text:style-name="P2"><text:span text:style-name="T3"><text:s text:c="2"/></text:span><text:span text:style-name="T3">-h, --help <text:s/>show this help message and exit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program specification (Part 2)</text:span></text:p>
          </draw:text-box>
        </draw:frame>
        <draw:frame draw:name="Body1" presentation:style-name="pr2" draw:text-style-name="P3" draw:layer="layout" svg:width="26.999cm" svg:height="1.3cm" svg:x="0.601cm" svg:y="2.5cm" presentation:class="subtitle" presentation:user-transformed="true">
          <draw:text-box>
            <text:p text:style-name="P2"><text:span text:style-name="T2">Provide error handling when Input or Output file is not provided:</text:span></text:p>
          </draw:text-box>
        </draw:frame>
        <draw:custom-shape draw:style-name="gr2" draw:text-style-name="P6" draw:layer="layout" svg:width="28cm" svg:height="17.2cm" svg:x="0cm" svg:y="3.8cm">
          <text:p text:style-name="P2"><text:span text:style-name="T3">$ python3 convert.py</text:span></text:p>
          <text:p text:style-name="P2"><text:span text:style-name="T3">usage: convert.py [-h] input output</text:span></text:p>
          <text:p text:style-name="P2"><text:span text:style-name="T3">convert.py: error: the following arguments are required: input, output </text:span></text:p>
          <text:p text:style-name="P2"><text:span text:style-name="T3"/></text:p>
          <text:p text:style-name="P2"><text:span text:style-name="T3"/></text:p>
          <text:p text:style-name="P2"><text:span text:style-name="T3">$ python3 convert.py mixed_case.txt</text:span></text:p>
          <text:p text:style-name="P2"><text:span text:style-name="T3">usage: convert.py [-h] input output</text:span></text:p>
          <text:p text:style-name="P2"><text:span text:style-name="T3">convert.py: error: the following arguments are required: output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program specification (Part 2)</text:span></text:p>
          </draw:text-box>
        </draw:frame>
        <draw:frame draw:name="Body1" presentation:style-name="pr2" draw:text-style-name="P3" draw:layer="layout" svg:width="26.999cm" svg:height="1.3cm" svg:x="0.601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Provide error handling when Input file does not exist...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8cm" svg:height="17.2cm" svg:x="0cm" svg:y="3.8cm">
          <text:p text:style-name="P2"><text:span text:style-name="T3">$ python3 convert.py xxxxx_case.txt upper_case.txt</text:span></text:p>
          <text:p text:style-name="P2"><text:span text:style-name="T3">usage: convert.py [-h] input output</text:span></text:p>
          <text:p text:style-name="P2"><text:span text:style-name="T3"/></text:p>
          <text:p text:style-name="P2"><text:span text:style-name="T3">convert.py: error: argument input: can't open 'xxxxx_case.txt': [Errno 2] No such file or directory: 'xxxxx_case.txt'</text:span></text:p>
          <text:p text:style-name="P2"><text:span text:style-name="T3">$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program specification (Part 2)</text:span></text:p>
          </draw:text-box>
        </draw:frame>
        <draw:frame draw:name="Body1" presentation:style-name="pr2" draw:text-style-name="P3" draw:layer="layout" svg:width="26.999cm" svg:height="1.3cm" svg:x="0.601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Provide error handling when no permission to create output file in folder. E.g in /etc/, but OK in /tmp/...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8cm" svg:height="15.9cm" svg:x="0cm" svg:y="5.1cm">
          <text:p text:style-name="P2"><text:span text:style-name="T9">$ python3 convert.py mixed_case.txt /etc/upper_case.txt</text:span></text:p>
          <text:p text:style-name="P2"><text:span text:style-name="T9">usage: convert.py [-h] input output</text:span></text:p>
          <text:p text:style-name="P2"><text:span text:style-name="T9"/></text:p>
          <text:p text:style-name="P2"><text:span text:style-name="T9">convert.py: error: argument output: can't open '/etc/upper_case.txt': [Errno 13] Permission denied: '/etc/upper_case.txt'</text:span></text:p>
          <text:p text:style-name="P2"><text:span text:style-name="T9">$</text:span></text:p>
          <text:p text:style-name="P2"><text:span text:style-name="T3"/></text:p>
          <text:p text:style-name="P2"><text:span text:style-name="T9">$ python3 convert.py mixed_case.txt /tmp/upper_case.txt</text:span></text:p>
          <text:p text:style-name="P2"><text:span text:style-name="T9"/></text:p>
          <text:p text:style-name="P2"><text:span text:style-name="T9">$ cat /tmp/upper_case.txt</text:span></text:p>
          <text:p text:style-name="P2"><text:span text:style-name="T9">THIS TEXT IS WRITTEN IN BOTH UPPER CASE AND LOWER</text:span></text:p>
          <text:p text:style-name="P2"><text:span text:style-name="T9">CASE. IT IS FOR TESTING IF A PROGRAM CAN CONVERT </text:span></text:p>
          <text:p text:style-name="P2"><text:span text:style-name="T9">IT ALL TO UPPER CASE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Quiz # 2</text:span></text:p>
          </draw:text-box>
        </draw:frame>
        <draw:custom-shape draw:style-name="gr3" draw:text-style-name="P8" draw:layer="layout" svg:width="25.8cm" svg:height="7.402cm" svg:x="1.2cm" svg:y="2.6cm">
          <text:p text:style-name="P7"><text:span text:style-name="T4">After adding --help and error-handling... <text:s/></text:span></text:p>
          <text:p text:style-name="P7"><text:span text:style-name="T4"/></text:p>
          <text:p text:style-name="P7"><text:span text:style-name="T4">How many lines of python cod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5.8cm" svg:height="8.4cm" svg:x="1.2cm" svg:y="11.8cm">
          <text:p text:style-name="P7"><text:span text:style-name="T5"/></text:p>
          <text:p text:style-name="P2"><text:span text:style-name="T6">If using a function, then don't count it. Eg. 3 lines...</text:span></text:p>
          <text:p text:style-name="P2"><text:span text:style-name="T6">def main():</text:span></text:p>
          <text:p text:style-name="P2"><text:span text:style-name="T6"><text:s text:c="4"/></text:span><text:span text:style-name="T6">...Python code goes here. How many lines....</text:span></text:p>
          <text:p text:style-name="P2"><text:span text:style-name="T6"/></text:p>
          <text:p text:style-name="P2"><text:span text:style-name="T6">If __name__ =='__main__':</text:span></text:p>
          <text:p text:style-name="P2"><text:span text:style-name="T6"><text:s text:c="4"/></text:span><text:span text:style-name="T6">main()</text:span></text:p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4cm" presentation:class="title" presentation:user-transformed="true">
          <draw:text-box>
            <text:p><text:span text:style-name="T1">Python program specification (Part 1&amp; 2)</text:span></text:p>
          </draw:text-box>
        </draw:frame>
        <draw:frame draw:name="Body1" presentation:style-name="pr6" draw:text-style-name="P3" draw:layer="layout" svg:width="26.999cm" svg:height="1.3cm" svg:x="0.501cm" svg:y="1.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2">With argparse it can be done with 9 lines of code...</text:span></text:p>
                  </text:list-header>
                </text:list>
              </text:list-item>
            </text:list>
          </draw:text-box>
        </draw:frame>
        <draw:custom-shape draw:style-name="gr2" draw:text-style-name="P6" draw:layer="layout" svg:width="29.4cm" svg:height="18.2cm" svg:x="0cm" svg:y="2.8cm">
          <text:p text:style-name="P2"><text:span text:style-name="T9"><text:s/></text:span><text:span text:style-name="T9">import argparse</text:span></text:p>
          <text:p text:style-name="P2"><text:span text:style-name="T9"/></text:p>
          <text:p text:style-name="P2"><text:span text:style-name="T9"><text:s/></text:span><text:span text:style-name="T9">parser = argparse.ArgumentParser()</text:span></text:p>
          <text:p text:style-name="P2"><text:span text:style-name="T9"/></text:p>
          <text:p text:style-name="P2"><text:span text:style-name="T9"><text:s/></text:span><text:span text:style-name="T9">parser.add_argument('input'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ype=argparse.FileType('r'),</text:span></text:p>
          <text:p text:style-name="P2"><text:span text:style-name="T9"><text:s text:c="10"/></text:span><text:span text:style-name="T9"><text:tab/></text:span><text:span text:style-name="T9"><text:tab/></text:span><text:span text:style-name="T9">help='Input File with lower case letters')</text:span></text:p>
          <text:p text:style-name="P2"><text:span text:style-name="T9"><text:s/></text:span><text:span text:style-name="T9">parser.add_argument('output'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ype=argparse.FileType(mode='w')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elp='Output file all upper case')</text:span></text:p>
          <text:p text:style-name="P2"><text:span text:style-name="T9"><text:s/></text:span><text:span text:style-name="T9">args = parser.parse_args()</text:span></text:p>
          <text:p text:style-name="P2"><text:span text:style-name="T9"><text:s text:c="4"/></text:span></text:p>
          <text:p text:style-name="P2"><text:span text:style-name="T9"><text:s/></text:span><text:span text:style-name="T9">with open(args.input.name, args.input.mode) as f_in:</text:span></text:p>
          <text:p text:style-name="P2"><text:span text:style-name="T9"/></text:p>
          <text:p text:style-name="P2"><text:span text:style-name="T9"><text:s text:c="5"/></text:span><text:span text:style-name="T9">with open(args.output.name, args.output.mode) as f_out:</text:span></text:p>
          <text:p text:style-name="P2"><text:span text:style-name="T9"/></text:p>
          <text:p text:style-name="P2"><text:span text:style-name="T9"><text:s text:c="9"/></text:span><text:span text:style-name="T9">for line in f_in.readlines():</text:span></text:p>
          <text:p text:style-name="P2"><text:span text:style-name="T9"/></text:p>
          <text:p text:style-name="P2"><text:span text:style-name="T9"><text:s text:c="13"/></text:span><text:span text:style-name="T9">f_out.write(line.upper()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cm" svg:height="1.2cm" svg:x="0.1cm" svg:y="15.9cm">
          <text:p text:style-name="P7"><text:span text:style-name="T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cm" svg:y="3.1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cm" svg:y="5cm">
          <text:p text:style-name="P7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cm" svg:y="6.9cm">
          <text:p text:style-name="P7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cm" svg:y="9.6cm">
          <text:p text:style-name="P7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cm" svg:y="12.3cm">
          <text:p text:style-name="P7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cm" svg:y="14.1cm">
          <text:p text:style-name="P7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01cm" svg:y="17.801cm">
          <text:p text:style-name="P7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102cm" svg:y="19.502cm">
          <text:p text:style-name="P7"><text:span text:style-name="T8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Highlight of argparse...</text:span></text:p>
          </draw:text-box>
        </draw:frame>
        <draw:frame draw:name="Body1" presentation:style-name="pr7" draw:text-style-name="P3" draw:layer="layout" svg:width="26.999cm" svg:height="1.3cm" svg:x="0.6cm" svg:y="1.9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2">add_argument() <text:s/>and argparse.FileType()</text:span></text:p>
                  </text:list-header>
                </text:list>
              </text:list-item>
            </text:list>
          </draw:text-box>
        </draw:frame>
        <draw:custom-shape draw:style-name="gr2" draw:text-style-name="P6" draw:layer="layout" svg:width="28cm" svg:height="9.1cm" svg:x="0cm" svg:y="3.2cm">
          <text:p text:style-name="P2"><text:span text:style-name="T9">parser.add_argument('input'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ype=argparse.FileType(mode='r'),</text:span></text:p>
          <text:p text:style-name="P2"><text:span text:style-name="T9"><text:s text:c="10"/></text:span><text:span text:style-name="T9"><text:tab/></text:span><text:span text:style-name="T9"><text:tab/></text:span><text:span text:style-name="T9">help='Input File with lower case letters')</text:span></text:p>
          <text:p text:style-name="P2"><text:span text:style-name="T9"/></text:p>
          <text:p text:style-name="P2"><text:span text:style-name="T9">args = parser.parse_args()</text:span></text:p>
          <text:p text:style-name="P2"><text:span text:style-name="T9"/></text:p>
          <text:p text:style-name="P2"><text:span text:style-name="T9">with open(args.input.name, args.input.mode) as f_in:</text:span></text:p>
          <text:p text:style-name="P2"><text:span text:style-name="T9"/></text:p>
          <text:p text:style-name="P2"><text:span text:style-name="T9"><text:s text:c="5"/></text:span><text:span text:style-name="T9">for line in f_in.readlines():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8cm" svg:height="7.4cm" svg:x="0cm" svg:y="13.6cm">
          <text:p text:style-name="P2"><text:span text:style-name="T9">parser.add_argument('input'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ype=argparse.FileType(mode='r'),</text:span></text:p>
          <text:p text:style-name="P2"><text:span text:style-name="T9"><text:s text:c="10"/></text:span><text:span text:style-name="T9"><text:tab/></text:span><text:span text:style-name="T9"><text:tab/></text:span><text:span text:style-name="T9">help='Input File with lower case letters')</text:span><text:span text:style-name="T9"><text:tab/></text:span></text:p>
          <text:p text:style-name="P2"><text:span text:style-name="T9"/></text:p>
          <text:p text:style-name="P2"><text:span text:style-name="T9">args = parser.parse_args()</text:span></text:p>
          <text:p text:style-name="P2"><text:span text:style-name="T9"/></text:p>
          <text:p text:style-name="P2"><text:span text:style-name="T9">for line in args.input.readlines():</text:span></text:p>
          <draw:enhanced-geometry svg:viewBox="0 0 21600 21600" draw:type="rectangle" draw:enhanced-path="M 0 0 L 21600 0 21600 21600 0 21600 0 0 Z N"/>
        </draw:custom-shape>
        <draw:frame draw:name="Body1" presentation:style-name="pr8" draw:text-style-name="P3" draw:layer="layout" svg:width="26.999cm" svg:height="1.3cm" svg:x="0.6cm" svg:y="12.3cm">
          <draw:text-box>
            <text:list text:style-name="L2">
              <text:list-item>
                <text:list>
                  <text:list-header>
                    <text:p text:style-name="P2"><text:span text:style-name="T2">However the open() line is not required..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Highlights of argparse...</text:span></text:p>
          </draw:text-box>
        </draw:frame>
        <draw:frame draw:name="Body1" presentation:style-name="pr9" draw:text-style-name="P3" draw:layer="layout" svg:width="26.999cm" svg:height="1.3cm" svg:x="0.501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dir(args.input)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8cm" svg:height="16.8cm" svg:x="0cm" svg:y="4.2cm">
          <text:p text:style-name="P2"><text:span text:style-name="T3">['_CHUNK_SIZE', '__class__', '__del__', '__delattr__', '__dict__', '__dir__', '__doc__', '__enter__', '__eq__', '__exit__', '__format__', '__ge__', '__getattribute__', '__getstate__', '__gt__', '__hash__', '__init__', '__iter__', '__le__', '__lt__', '__ne__', '__new__', '__next__', '__reduce__', '__reduce_ex__', '__repr__', '__setattr__', '__sizeof__', '__str__', '__subclasshook__', '_checkClosed', '_checkReadable', '_checkSeekable', '_checkWritable', '_finalizing', 'buffer', 'close', 'closed', 'detach', 'encoding', 'errors', 'fileno', 'flush', 'isatty', 'line_buffering', 'mode', 'name', 'newlines', 'read', 'readable', 'readline', 'readlines', 'seek', 'seekable', 'tell', 'truncate', 'writable', 'write', 'writelines'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Highlight of argparse</text:span></text:p>
          </draw:text-box>
        </draw:frame>
        <draw:frame draw:name="Body1" presentation:style-name="pr10" draw:text-style-name="P3" draw:layer="layout" svg:width="26.999cm" svg:height="1.3cm" svg:x="0.501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add_argument, type=FileType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8cm" svg:height="17cm" svg:x="0cm" svg:y="4.2cm">
          <text:p text:style-name="P2"><text:span text:style-name="T9">16.4.3. The add_argument() method</text:span></text:p>
          <text:p text:style-name="P2"><text:span text:style-name="T9"/></text:p>
          <text:p text:style-name="P2"><text:span text:style-name="T9">ArgumentParser.add_argument(name or flags...[, action][, nargs][, const][, default][, type][, choices][, required][, help][, metavar][, dest])</text:span></text:p>
          <text:p text:style-name="P2"><text:span text:style-name="T9"/></text:p>
          <text:p text:style-name="P2"><text:span text:style-name="T9">Type</text:span></text:p>
          <text:p text:style-name="P2"><text:span text:style-name="T9"/></text:p>
          <text:p text:style-name="P2"><text:span text:style-name="T9">By default, ArgumentParser objects read command-line arguments in as simple strings. However, quite often the command-line string should instead be interpreted as another type, like a float or int. The type keyword argument of add_argument() allows any necessary type-checking and type conversions to be performed.</text:span></text:p>
          <text:p text:style-name="P2"><text:span text:style-name="T9"/></text:p>
          <text:p text:style-name="P2"><text:span text:style-name="T9">the argparse module provides the factory FileType which takes the mode=, bufsize=, encoding= and errors= arguments of the open() fun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program specification (Part 1&amp; 2)</text:span></text:p>
          </draw:text-box>
        </draw:frame>
        <draw:frame draw:name="Body1" presentation:style-name="pr11" draw:text-style-name="P3" draw:layer="layout" svg:width="26.999cm" svg:height="1.3cm" svg:x="0.501cm" svg:y="2.5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2">With argparse it can be done with 7 lines of code...</text:span></text:p>
                  </text:list-header>
                </text:list>
              </text:list-item>
            </text:list>
          </draw:text-box>
        </draw:frame>
        <draw:custom-shape draw:style-name="gr2" draw:text-style-name="P6" draw:layer="layout" svg:width="28cm" svg:height="17.2cm" svg:x="0cm" svg:y="3.8cm">
          <text:p text:style-name="P2"><text:span text:style-name="T9"><text:tab/></text:span><text:span text:style-name="T9">import argparse</text:span></text:p>
          <text:p text:style-name="P2"><text:span text:style-name="T9"/></text:p>
          <text:p text:style-name="P2"><text:span text:style-name="T9"><text:tab/></text:span><text:span text:style-name="T9">parser = argparse.ArgumentParser()</text:span></text:p>
          <text:p text:style-name="P2"><text:span text:style-name="T9"/></text:p>
          <text:p text:style-name="P2"><text:span text:style-name="T9"><text:tab/></text:span><text:span text:style-name="T9">parser.add_argument('input'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ype=argparse.FileType(mode='r'),</text:span></text:p>
          <text:p text:style-name="P2"><text:span text:style-name="T9"><text:s text:c="10"/></text:span><text:span text:style-name="T9"><text:tab/></text:span><text:span text:style-name="T9"><text:tab/></text:span><text:span text:style-name="T9">help='Input File with lower case letters')</text:span></text:p>
          <text:p text:style-name="P2"><text:span text:style-name="T9"/></text:p>
          <text:p text:style-name="P2"><text:span text:style-name="T9"><text:tab/></text:span><text:span text:style-name="T9">parser.add_argument('output'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ype=argparse.FileType(mode='w'),</text:span></text:p>
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elp='Output file all upper case')</text:span></text:p>
          <text:p text:style-name="P2"><text:span text:style-name="T9"/></text:p>
          <text:p text:style-name="P2"><text:span text:style-name="T9"><text:tab/></text:span><text:span text:style-name="T9">args = parser.parse_args() <text:s/></text:span></text:p>
          <text:p text:style-name="P2"><text:span text:style-name="T9"/></text:p>
          <text:p text:style-name="P2"><text:span text:style-name="T9"><text:tab/></text:span><text:span text:style-name="T9">for line in args.input.readlines():</text:span></text:p>
          <text:p text:style-name="P2"><text:span text:style-name="T9"/></text:p>
          <text:p text:style-name="P2"><text:span text:style-name="T9"><text:s text:c="3"/></text:span><text:span text:style-name="T9"><text:tab/></text:span><text:span text:style-name="T9">args.output.write(line.upper())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cm" svg:height="1.2cm" svg:x="0.2cm" svg:y="18.6cm">
          <text:p text:style-name="P7"><text:span text:style-name="T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4.1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5.8cm">
          <text:p text:style-name="P7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7.8cm">
          <text:p text:style-name="P7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11.2cm">
          <text:p text:style-name="P7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14.8cm">
          <text:p text:style-name="P7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16.8cm">
          <text:p text:style-name="P7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2" draw:text-style-name="P6" draw:layer="layout" svg:width="28cm" svg:height="18cm" svg:x="0cm" svg:y="3.1cm">
          <text:p text:style-name="P2"><text:span text:style-name="T10"><text:tab/></text:span><text:span text:style-name="T10">import plac, argparse</text:span></text:p>
          <text:p text:style-name="P2"><text:span text:style-name="T10"><text:s/></text:span></text:p>
          <text:p text:style-name="P2"><text:span text:style-name="T10"><text:tab/></text:span><text:span text:style-name="T10">@plac.annotations(input_file=(</text:span></text:p>
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'Input file lower case', </text:span></text:p>
          <text:p text:style-name="P2"><text:span text:style-name="T10"><text:s text:c="19"/></text:span><text:span text:style-name="T10"><text:tab/></text:span><text:span text:style-name="T10"><text:tab/></text:span><text:span text:style-name="T10"><text:tab/></text:span><text:span text:style-name="T10">'positional', </text:span></text:p>
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None,</text:span></text:p>
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rgparse.FileType(mode='r')),</text:span></text:p>
          <text:p text:style-name="P2"><text:span text:style-name="T10"><text:s text:c="17"/></text:span><text:span text:style-name="T10"><text:tab/></text:span><text:span text:style-name="T10"><text:tab/></text:span><text:span text:style-name="T10">output_file=(</text:span></text:p>
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'Output file upper case', </text:span></text:p>
          <text:p text:style-name="P2"><text:span text:style-name="T10"><text:s text:c="19"/></text:span><text:span text:style-name="T10"><text:tab/></text:span><text:span text:style-name="T10"><text:tab/></text:span><text:span text:style-name="T10"><text:tab/></text:span><text:span text:style-name="T10">'positional', </text:span></text:p>
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None, <text:s/></text:span></text:p>
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rgparse.FileType(mode='w')))</text:span></text:p>
          <text:p text:style-name="P2"><text:span text:style-name="T10"/></text:p>
          <text:p text:style-name="P2"><text:span text:style-name="T10"><text:tab/></text:span><text:span text:style-name="T10">def main(input_file, output_file):</text:span></text:p>
          <text:p text:style-name="P2"><text:span text:style-name="T10"/></text:p>
          <text:p text:style-name="P2"><text:span text:style-name="T10"><text:tab/></text:span><text:span text:style-name="T10"><text:tab/></text:span><text:span text:style-name="T10">for line in input_file.readlines():</text:span></text:p>
          <text:p text:style-name="P2"><text:span text:style-name="T10"/></text:p>
          <text:p text:style-name="P2"><text:span text:style-name="T10"><text:tab/></text:span><text:span text:style-name="T10"><text:tab/></text:span><text:span text:style-name="T10"><text:tab/></text:span><text:span text:style-name="T10">output_file.write(line.upper())</text:span></text:p>
          <text:p text:style-name="P2"><text:span text:style-name="T10"/></text:p>
          <text:p text:style-name="P2"><text:span text:style-name="T10"><text:tab/></text:span><text:span text:style-name="T10">if __name__ == '__main__':</text:span></text:p>
          <text:p text:style-name="P2"><text:span text:style-name="T10"><text:s text:c="4"/></text:span><text:span text:style-name="T10"><text:tab/></text:span><text:span text:style-name="T10">plac.call(main)</text:span></text:p>
          <draw:enhanced-geometry svg:viewBox="0 0 21600 21600" draw:type="rectangle" draw:enhanced-path="M 0 0 L 21600 0 21600 21600 0 21600 0 0 Z N"/>
        </draw:custom-shape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program specification (Part 1&amp; 2)</text:span></text:p>
          </draw:text-box>
        </draw:frame>
        <draw:frame draw:name="Body1" presentation:style-name="pr12" draw:text-style-name="P3" draw:layer="layout" svg:width="26.999cm" svg:height="1.3cm" svg:x="0.501cm" svg:y="2.1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2">With plac it can be done with 4 lines of code...</text:span></text:p>
                  </text:list-header>
                </text:list>
              </text:list-item>
            </text:list>
          </draw:text-box>
        </draw:frame>
        <draw:custom-shape draw:style-name="gr5" draw:text-style-name="P10" draw:layer="layout" svg:width="1.2cm" svg:height="1.2cm" svg:x="0.2cm" svg:y="3.3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5cm">
          <text:p text:style-name="P7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15.7cm">
          <text:p text:style-name="P7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cm" svg:height="1.2cm" svg:x="0.2cm" svg:y="17.3cm">
          <text:p text:style-name="P7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2" draw:text-style-name="P6" draw:layer="layout" svg:width="28cm" svg:height="17.6cm" svg:x="0cm" svg:y="3.4cm">
          <text:p text:style-name="P2"><text:span text:style-name="T10">$python convert_v3.py -h</text:span></text:p>
          <text:p text:style-name="P2"><text:span text:style-name="T10">usage: convert_v3.py [-h] input_file output_file</text:span></text:p>
          <text:p text:style-name="P2"><text:span text:style-name="T10"/></text:p>
          <text:p text:style-name="P2"><text:span text:style-name="T10">positional arguments:</text:span></text:p>
          <text:p text:style-name="P2"><text:span text:style-name="T10"><text:s text:c="2"/></text:span><text:span text:style-name="T10">input_file <text:s text:c="2"/>Input file lower case</text:span></text:p>
          <text:p text:style-name="P2"><text:span text:style-name="T10"><text:s text:c="2"/></text:span><text:span text:style-name="T10">output_file <text:s/>Output file upper case</text:span></text:p>
          <text:p text:style-name="P2"><text:span text:style-name="T10"/></text:p>
          <text:p text:style-name="P2"><text:span text:style-name="T10">optional arguments:</text:span></text:p>
          <text:p text:style-name="P2"><text:span text:style-name="T10"><text:s text:c="2"/></text:span><text:span text:style-name="T10">-h, --help <text:s text:c="2"/>show this help message and exit</text:span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program specification (Part 1&amp; 2)</text:span></text:p>
          </draw:text-box>
        </draw:frame>
        <draw:frame draw:name="Body1" presentation:style-name="pr13" draw:text-style-name="P3" draw:layer="layout" svg:width="26.999cm" svg:height="1.3cm" svg:x="0.501cm" svg:y="2.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Plac's help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argparse examples...</text:span>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p>Link to review over 40 argparse FileType examples</text:p>
            <text:p><text:span text:style-name="T11"/></text:p>
            <text:p><text:span text:style-name="T11"><text:a xlink:href="http://www.programcreek.com/python/example/5080/argparse.FileType" xlink:type="simple">http://www.programcreek.com/python/example/5080/argparse.FileTyp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6" draw:text-style-name="P1" draw:layer="layout" svg:width="25.199cm" svg:height="3.506cm" svg:x="1.4cm" svg:y="0.837cm" presentation:class="title">
          <draw:text-box>
            <text:p><text:span text:style-name="T1">__end__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2:08:25.733011347</meta:creation-date>
    <meta:generator>LibreOffice/4.4.2.2$Linux_X86_64 LibreOffice_project/40m0$Build-2</meta:generator>
    <meta:editing-duration>PT21H1M16S</meta:editing-duration>
    <meta:editing-cycles>298</meta:editing-cycles>
    <dc:date>2015-10-23T11:38:55.317826351</dc:date>
    <meta:document-statistic meta:object-count="148"/>
  </office:meta>
</office:document-meta>
</file>